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c013f"/>
    </style:style>
    <style:style style:name="P16" style:family="paragraph" style:parent-style-name="Standard">
      <style:text-properties officeooo:rsid="00043a5c" officeooo:paragraph-rsid="000d5ade"/>
    </style:style>
    <style:style style:name="P17" style:family="paragraph" style:parent-style-name="Standard">
      <style:text-properties officeooo:rsid="00043a5c" officeooo:paragraph-rsid="000f78fa"/>
    </style:style>
    <style:style style:name="P18" style:family="paragraph" style:parent-style-name="Standard">
      <style:text-properties officeooo:rsid="00043a5c" officeooo:paragraph-rsid="0009adfa"/>
    </style:style>
    <style:style style:name="P19" style:family="paragraph" style:parent-style-name="Standard">
      <style:text-properties officeooo:rsid="0005a201" officeooo:paragraph-rsid="0005a201"/>
    </style:style>
    <style:style style:name="P20" style:family="paragraph" style:parent-style-name="Standard">
      <style:text-properties officeooo:rsid="0005a201" officeooo:paragraph-rsid="0006bb64"/>
    </style:style>
    <style:style style:name="P21" style:family="paragraph" style:parent-style-name="Standard">
      <style:text-properties officeooo:rsid="0005a201" officeooo:paragraph-rsid="000d5ade"/>
    </style:style>
    <style:style style:name="P22" style:family="paragraph" style:parent-style-name="Standard">
      <style:text-properties officeooo:rsid="0005a201" officeooo:paragraph-rsid="0009adfa"/>
    </style:style>
    <style:style style:name="P23" style:family="paragraph" style:parent-style-name="Standard">
      <style:text-properties officeooo:rsid="0006bb64" officeooo:paragraph-rsid="0006bb64"/>
    </style:style>
    <style:style style:name="P24" style:family="paragraph" style:parent-style-name="Standard">
      <style:text-properties officeooo:rsid="0006bb64" officeooo:paragraph-rsid="000d5ade"/>
    </style:style>
    <style:style style:name="P25" style:family="paragraph" style:parent-style-name="Standard">
      <style:text-properties officeooo:rsid="000731c2" officeooo:paragraph-rsid="000731c2"/>
    </style:style>
    <style:style style:name="P26" style:family="paragraph" style:parent-style-name="Standard">
      <style:text-properties officeooo:rsid="000d5ade" officeooo:paragraph-rsid="000d5ade"/>
    </style:style>
    <style:style style:name="P27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8" style:family="paragraph" style:parent-style-name="Standard">
      <style:text-properties officeooo:rsid="00178001" officeooo:paragraph-rsid="00178001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193c16" officeooo:paragraph-rsid="00193c16" style:font-weight-asian="normal" style:font-weight-complex="normal"/>
    </style:style>
    <style:style style:name="P31" style:family="paragraph" style:parent-style-name="Standard">
      <style:text-properties officeooo:rsid="00034a3d" officeooo:paragraph-rsid="00193c16"/>
    </style:style>
    <style:style style:name="P32" style:family="paragraph" style:parent-style-name="Standard">
      <style:text-properties officeooo:rsid="00043a5c" officeooo:paragraph-rsid="00193c16"/>
    </style:style>
    <style:style style:name="P33" style:family="paragraph" style:parent-style-name="Standard">
      <style:text-properties style:text-underline-style="none" fo:font-weight="normal" officeooo:rsid="00043a5c" officeooo:paragraph-rsid="00193c16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93c16" officeooo:paragraph-rsid="00193c16" style:font-weight-asian="normal" style:font-weight-complex="normal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  <style:style style:name="T10" style:family="text">
      <style:text-properties officeooo:rsid="00193c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28">aca el user deberia solo mandar las credenciales y el server mandarle la picture y el estado que tiene registrado. Location tmb. Location se averigua desp del log in, pero igual la tendria qe mandar el server en caso de que no se puede averiguar.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span text:style-name="T8">&lt;coordenadas&gt;</text:span></text:p>
      <text:p text:style-name="P17"><text:tab/>"status" : &lt;<text:span text:style-name="T6">new</text:span>_status&gt;, </text:p>
      <text:p text:style-name="P17"><text:s text:c="6"/><text:tab/>"<text:span text:style-name="T6">profile_picture</text:span>" : &lt;<text:span text:style-name="T6">new_base64_valid_pictur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13"><text:tab/>“<text:span text:style-name="T8">location</text:span>”: <text:span text:style-name="T8">&lt;coordenadas&gt;</text:span></text:p>
      <text:p text:style-name="P17"><text:tab/>"status" : &lt;<text:span text:style-name="T6">new</text:span>_status&gt;, </text:p>
      <text:p text:style-name="P17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<text:tab/><text:tab/>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5"><text:tab/>“<text:span text:style-name="T8">location</text:span>”: <text:span text:style-name="T8">&lt;coordenadas&gt;</text:span>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}</text:p>
      <text:p text:style-name="P25"><text:soft-page-break/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}</text:p>
      <text:p text:style-name="P8"/>
      <text:p text:style-name="P1"/>
      <text:p text:style-name="P5">Chats Activity</text:p>
      <text:p text:style-name="P5"/>
      <text:p text:style-name="P30">servicio: /deleteChat (POST) (borrar)</text:p>
      <text:p text:style-name="P31">cliente manda <text:span text:style-name="T2">parametros</text:span>: “<text:span text:style-name="T6">username” y “password” (encriptada en md5)</text:span></text:p>
      <text:p text:style-name="P32">{</text:p>
      <text:p text:style-name="P32"><text:s text:c="6"/><text:tab/>"username" : &lt;username&gt;,</text:p>
      <text:p text:style-name="P32"><text:s text:c="5"/><text:tab/> "password" : &lt;<text:span text:style-name="T6">md5_</text:span>password&gt;</text:p>
      <text:p text:style-name="P32"><text:tab/>“<text:span text:style-name="T10">otherUser</text:span>”: <text:span text:style-name="T10">&lt;otherUserUsername&gt;</text:span></text:p>
      <text:p text:style-name="P33">}</text:p>
      <text:p text:style-name="P33"/>
      <text:p text:style-name="P34">servidor responde:</text:p>
      <text:p text:style-name="P32">{ </text:p>
      <text:p text:style-name="P32"><text:s text:c="6"/><text:tab/>"<text:span text:style-name="T8">ok</text:span>" : <text:span text:style-name="T8">true/false</text:span>,</text:p>
      <text:p text:style-name="P32"><text:tab/>“<text:span text:style-name="T8">what” : “”/invalid user</text:span></text:p>
      <text:p text:style-name="P33">}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6"><text:tab/>“<text:span text:style-name="T8">location</text:span>”: <text:span text:style-name="T8">&lt;coordenadas&gt;</text:span></text:p>
      <text:p text:style-name="P13">}</text:p>
      <text:p text:style-name="P7">servidor responde:</text:p>
      <text:p text:style-name="P7"/>
      <text:p text:style-name="P19">{</text:p>
      <text:p text:style-name="P20"><text:tab/>"<text:span text:style-name="T7">messages</text:span>" :<text:span text:style-name="T7"> </text:span>[ &lt;vector de Messages&gt; <text:s/>]</text:p>
      <text:p text:style-name="P19">}</text:p>
      <text:p text:style-name="P19"/>
      <text:p text:style-name="P19">estructura de un Message:</text:p>
      <text:p text:style-name="P19">{ </text:p>
      <text:p text:style-name="P19"><text:s text:c="6"/>"msg_date" : "15/04/2015", </text:p>
      <text:p text:style-name="P19"><text:s text:c="6"/>"msg_fromID" : &lt;user emisor&gt;, </text:p>
      <text:p text:style-name="P19"><text:s text:c="6"/>"msg_text" : &lt;mensaje&gt;, </text:p>
      <text:p text:style-name="P19"><text:s text:c="6"/>"msg_time" : "06:55", </text:p>
      <text:p text:style-name="P19"><text:s text:c="6"/>"msg_toID" : &lt;user receptor&gt;</text:p>
      <text:p text:style-name="P19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6"><text:tab/>“<text:span text:style-name="T8">location</text:span>”: <text:span text:style-name="T8">&lt;coordenadas&gt;</text:span></text:p>
      <text:p text:style-name="P13"><text:soft-page-break/>}</text:p>
      <text:p text:style-name="P13"/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7">estructura de un Chat: { </text:p>
      <text:p text:style-name="P27"><text:tab/>"username_1" : &lt;username&gt;</text:p>
      <text:p text:style-name="P27"><text:tab/>“username_2” : &lt;username&gt;</text:p>
      <text:p text:style-name="P27"><text:tab/>“messages” : [&lt;vector de messages&gt;] </text:p>
      <text:p text:style-name="P27">}</text:p>
      <text:p text:style-name="P24"/>
      <text:p text:style-name="P24"/>
      <text:p text:style-name="P21">estructura de un Message:</text:p>
      <text:p text:style-name="P21">{ </text:p>
      <text:p text:style-name="P21"><text:s text:c="6"/>"msg_date" : "15/04/2015", </text:p>
      <text:p text:style-name="P21"><text:s text:c="6"/>"msg_fromID" : &lt;user emisor&gt;, </text:p>
      <text:p text:style-name="P21"><text:s text:c="6"/>"msg_text" : &lt;mensaje&gt;, </text:p>
      <text:p text:style-name="P21"><text:s text:c="6"/>"msg_time" : "06:55", </text:p>
      <text:p text:style-name="P21"><text:s text:c="6"/>"msg_toID" : &lt;user receptor&gt;</text:p>
      <text:p text:style-name="P21">}</text:p>
      <text:p text:style-name="P1"/>
      <text:p text:style-name="P4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6"><text:tab/>“<text:span text:style-name="T8">location</text:span>”: <text:span text:style-name="T8">&lt;coordenadas&gt;</text:span>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3">estructura de un User:</text:p>
      <text:p text:style-name="P23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23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20">{ </text:p>
      <text:p text:style-name="P22"><text:s text:c="5"/><text:span text:style-name="T3">"username" : &lt;username&gt;,</text:span></text:p>
      <text:p text:style-name="P18"><text:soft-page-break/><text:s text:c="6"/>"password" : &lt;<text:span text:style-name="T6">md5_</text:span>password&gt;</text:p>
      <text:p text:style-name="P18"><text:s text:c="6"/>“<text:span text:style-name="T9">location”: </text:span></text:p>
      <text:p text:style-name="P20"><text:s text:c="6"/>"msg_toID" : &lt;user receptor&gt;,</text:p>
      <text:p text:style-name="P20"><text:s text:c="6"/>"msg_text" : &lt;mensaje&gt;</text:p>
      <text:p text:style-name="P20">}</text:p>
      <text:p text:style-name="P20"/>
      <text:p text:style-name="P25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30T15:40:55.104509975</dc:date>
    <meta:editing-duration>P2DT18H17M3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135" meta:word-count="415" meta:character-count="3216" meta:non-whitespace-character-count="2607"/>
  </office:meta>
</office:document-meta>
</file>